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3">
      <style:text-properties style:font-name="Arial" fo:font-weight="bold"/>
    </style:style>
    <style:style style:name="P8" style:family="paragraph" style:parent-style-name="Horizontal_20_Line">
      <style:text-properties style:font-name="Arial"/>
    </style:style>
    <style:style style:name="P9" style:family="paragraph" style:parent-style-name="Heading_20_3">
      <style:text-properties style:font-name="Arial"/>
    </style:style>
    <style:style style:name="P10" style:family="paragraph" style:parent-style-name="Quotations">
      <style:text-properties style:font-name="Arial"/>
    </style:style>
    <style:style style:name="P11" style:family="paragraph" style:parent-style-name="Heading_20_2">
      <style:text-properties style:font-name="Arial"/>
    </style:style>
    <style:style style:name="P12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/>
    </style:style>
    <style:style style:name="T5" style:family="text">
      <style:text-properties style:font-name="Arial"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 que <text:span text:style-name="T1">Cypher</text:span> y <text:span text:style-name="T1">Añon</text:span> sean clones exactos de <text:span text:style-name="T1">Neuromante</text:span> y no pierdas ni un segundo configurando cosas, aquí tienes el guion técnico. La clave es que, gracias a Docker y Git, el proceso es casi un "copiar y pegar".</text:p>
      <text:p text:style-name="P8"/>
      <text:h text:style-name="P11" text:outline-level="2">Guion de Replicación de Entorno</text:h>
      <text:h text:style-name="P9" text:outline-level="3">1. Preparación del Sistema (En Cypher/Añon)</text:h>
      <text:p text:style-name="P4">Asegúrate de tener instalados los dos pilares básicos. No necesitas instalar Node, MariaDB ni MongoDB en el sistema operativo:</text:p>
      <text:list xml:id="list6984828988359970096" text:style-name="L1">
        <text:list-item>
          <text:p text:style-name="P5"><text:span text:style-name="T1">Docker Desktop</text:span> (o Docker Engine en Linux).</text:p>
        </text:list-item>
        <text:list-item>
          <text:p text:style-name="P5"><text:span text:style-name="T1">Git</text:span>.</text:p>
        </text:list-item>
      </text:list>
      <text:h text:style-name="P9" text:outline-level="3">2. Clonar el Repositorio</text:h>
      <text:p text:style-name="Text_20_body"><text:span text:style-name="T3">Abre tu terminal (Git Bash o la que uses habitualmente) y ve a la carpeta donde quieras tener tus proyectos (ej. </text:span><text:span text:style-name="Source_20_Text"><text:span text:style-name="T3">C:/AppDesarrollo</text:span></text:span><text:span text:style-name="T3">):</text:span></text:p>
      <text:p text:style-name="P4">Bash</text:p>
      <text:p text:style-name="Preformatted_20_Text"><text:span text:style-name="Source_20_Text"><text:span text:style-name="T3">cd /c/AppDesarrollo</text:span></text:span></text:p>
      <text:p text:style-name="P12"><text:span text:style-name="Source_20_Text"><text:span text:style-name="T3">git clone https://github.com/tu-usuario/CursoAppTecnologiasWeb.git</text:span></text:span></text:p>
      <text:p text:style-name="Text_20_body"><text:span text:style-name="T4">(Si ya lo tenías clonado, haz un </text:span><text:span text:style-name="Source_20_Text"><text:span text:style-name="T4">git pull</text:span></text:span><text:span text:style-name="T4"> para asegurarte de que tienes el </text:span><text:span text:style-name="Source_20_Text"><text:span text:style-name="T4">docker-compose.yml</text:span></text:span><text:span text:style-name="T4"> que creamos hoy).</text:span></text:p>
      <text:h text:style-name="P9" text:outline-level="3">3. Sincronizar el "Cerebro" (Docker)</text:h>
      <text:p text:style-name="Text_20_body"><text:span text:style-name="T3">Copia el archivo </text:span><text:span text:style-name="Source_20_Text"><text:span text:style-name="T3">docker-compose.yml</text:span></text:span><text:span text:style-name="T3"> que configuramos en la raíz de </text:span><text:span text:style-name="Source_20_Text"><text:span text:style-name="T3">AppDesarrollo</text:span></text:span><text:span text:style-name="T3"> del portátil a la misma ubicación en Cypher y Añon.</text:span></text:p>
      <text:p text:style-name="P10"><text:span text:style-name="T1">Truco:</text:span> Si tienes el archivo en el repositorio de Git, ya lo tendrás al clonar. Si no, cópialo manualmente o a través de tu <text:span text:style-name="T1">Nextcloud</text:span>.</text:p>
      <text:h text:style-name="P9" text:outline-level="3">4. Levantar el Entorno</text:h>
      <text:p text:style-name="Text_20_body"><text:span text:style-name="T3">Desde la carpeta donde está el </text:span><text:span text:style-name="Source_20_Text"><text:span text:style-name="T3">docker-compose.yml</text:span></text:span><text:span text:style-name="T3">:</text:span></text:p>
      <text:p text:style-name="P4">Bash</text:p>
      <text:p text:style-name="P12"><text:span text:style-name="Source_20_Text"><text:span text:style-name="T3">docker-compose up -d</text:span></text:span></text:p>
      <text:p text:style-name="P4">Docker descargará las imágenes (Node, MariaDB, MongoDB) automáticamente. La primera vez tardará un par de minutos, las siguientes será instantáneo.</text:p>
      <text:h text:style-name="P9" text:outline-level="3">5. Configurar VS Code (Sincronía de extensiones)</text:h>
      <text:p text:style-name="P4">Para que la experiencia de programar sea la misma:</text:p>
      <text:list xml:id="list3120583016254343786" text:style-name="L2">
        <text:list-item>
          <text:p text:style-name="P6">Instala las extensiones que hablamos: <text:span text:style-name="T1">ESLint, Prettier y Dev Containers</text:span>.</text:p>
        </text:list-item>
        <text:list-item>
          <text:p text:style-name="P2"><text:span text:style-name="T5">Sincronización de Ajustes:</text:span><text:span text:style-name="T3"> VS Code tiene una opción llamada "Settings Sync" (el icono de la rueda abajo a la izquierda). Inicia sesión con tu cuenta de GitHub y tus </text:span><text:soft-page-break/><text:span text:style-name="T3">atajos y el </text:span><text:span text:style-name="Source_20_Text"><text:span text:style-name="T3">settings.json</text:span></text:span><text:span text:style-name="T3"> se copiarán solos de Neuromante a los otros equipos.</text:span></text:p>
        </text:list-item>
      </text:list>
      <text:p text:style-name="P8"/>
      <text:h text:style-name="P11" text:outline-level="2">Flujo de Trabajo diario entre equipos</text:h>
      <text:p text:style-name="P4">Para que no te líes, sigue siempre este orden:</text:p>
      <text:list xml:id="list6579863342311016447" text:style-name="L3">
        <text:list-item>
          <text:p text:style-name="P7">Llegar al equipo:</text:p>
          <text:list>
            <text:list-item>
              <text:p text:style-name="P3"><text:span text:style-name="Source_20_Text"><text:span text:style-name="T3">git pull</text:span></text:span><text:span text:style-name="T3"> (para traer lo que hiciste en el portátil).</text:span></text:p>
            </text:list-item>
            <text:list-item>
              <text:p text:style-name="P3"><text:span text:style-name="Source_20_Text"><text:span text:style-name="T3">docker-compose up -d</text:span></text:span><text:span text:style-name="T3"> (si no están ya corriendo).</text:span></text:p>
            </text:list-item>
          </text:list>
        </text:list-item>
        <text:list-item>
          <text:p text:style-name="P7">Programar:</text:p>
          <text:list>
            <text:list-item>
              <text:p text:style-name="P3"><text:span text:style-name="Source_20_Text"><text:span text:style-name="T3">docker exec -it dev-node-container sh</text:span></text:span><text:span text:style-name="T3"> para ejecutar tus archivos JS.</text:span></text:p>
            </text:list-item>
          </text:list>
        </text:list-item>
        <text:list-item>
          <text:p text:style-name="P7">Irse del equipo:</text:p>
          <text:list>
            <text:list-item>
              <text:p text:style-name="P3"><text:span text:style-name="Source_20_Text"><text:span text:style-name="T3">git add .</text:span></text:span></text:p>
            </text:list-item>
            <text:list-item>
              <text:p text:style-name="P3"><text:span text:style-name="Source_20_Text"><text:span text:style-name="T3">git commit -m "Avance UF1842: tema X"</text:span></text:span></text:p>
            </text:list-item>
            <text:list-item>
              <text:p text:style-name="P3"><text:span text:style-name="Source_20_Text"><text:span text:style-name="T3">git push</text:span></text:span></text:p>
            </text:list-item>
          </text:list>
        </text:list-item>
      </text:list>
      <text:p text:style-name="P8"/>
      <text:h text:style-name="P9" text:outline-level="3">Verificación en Cypher/Añon</text:h>
      <text:p text:style-name="P4">Para confirmar que el clon es perfecto, ejecuta lo mismo que en el portátil:</text:p>
      <text:p text:style-name="P4">Bash</text:p>
      <text:p text:style-name="P12"><text:span text:style-name="Source_20_Text"><text:span text:style-name="T3">docker exec dev-node-container node -v</text:span></text:span></text:p>
      <text:p text:style-name="P4">Si te devuelve la misma versión que en Neuromante, <text:span text:style-name="T1">el entorno está replicado al 100%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íctor Visús García</meta:initial-creator>
    <meta:creation-date>2026-02-25T10:47:56.74</meta:creation-date>
    <meta:document-statistic meta:table-count="0" meta:image-count="0" meta:object-count="0" meta:page-count="2" meta:paragraph-count="40" meta:word-count="396" meta:character-count="2367"/>
    <dc:date>2026-02-25T10:48:35.98</dc:date>
    <dc:creator>Víctor Visús García</dc:creator>
    <meta:editing-duration>PT46S</meta:editing-duration>
    <meta:editing-cycles>1</meta:editing-cycles>
    <meta:generator>OpenOffice/4.1.15$Win32 OpenOffice.org_project/4115m2$Build-9813</meta:generator>
  </office:meta>
</office:document-meta>
</file>